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d41c" officeooo:paragraph-rsid="001dd41c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veloment 30 hours </text:p>
      <text:p text:style-name="P1"/>
      <text:p text:style-name="P1">Minimum of 3 versions of software</text:p>
      <text:p text:style-name="P1"/>
      <text:p text:style-name="P1">Development log </text:p>
      <text:p text:style-name="P1"/>
      <text:p text:style-name="P1"/>
      <text:p text:style-name="P1"><text:span text:style-name="T1">Version Discussion:</text:span> What will be done in each version and why</text:p>
      <text:p text:style-name="P1"/>
      <text:p text:style-name="P1">Version 1: Database, some basic admin stuff, UR and FR and NFR <text:s/>- WHY </text:p>
      <text:p text:style-name="P1"/>
      <text:p text:style-name="P1">Version 2: any remaining important functionality , UR, FR and NFR – WHY </text:p>
      <text:p text:style-name="P1"/>
      <text:p text:style-name="P1">Version 3: any other non-essential functionality , </text:p>
      <text:p text:style-name="P1"/>
      <text:p text:style-name="P1"/>
      <text:p text:style-name="P1">Development Diary: Show the examiner what you have, tell them how it went. </text:p>
      <text:p text:style-name="P1"/>
      <text:p text:style-name="P1">Reference UR, FR, NFR </text:p>
      <text:p text:style-name="P1"/>
      <text:p text:style-name="P1">End of Version 1: Review – What did I plan to build, what did I actually build, why is there a difference, anything that has changed. </text:p>
      <text:p text:style-name="P1"/>
      <text:p text:style-name="P1">Priorities for next version: have a discussion around what you will do and WHY. </text:p>
      <text:p text:style-name="P1"/>
      <text:p text:style-name="P1">End of version 3 review: Whats gone good, what was bad, whats changed and why: Moving forward.. What would you do / add / change - WHY</text:p>
      <text:p text:style-name="P1"/>
      <text:p text:style-name="P1"/>
      <text:p text:style-name="P1">Readable </text:p>
      <text:p text:style-name="P1"/>
      <text:p text:style-name="P1">Maintainable </text:p>
      <text:p text:style-name="P1"/>
      <text:p text:style-name="P1">Robust 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8T10:36:07.778290200</meta:creation-date>
    <meta:editing-duration>PT4M52S</meta:editing-duration>
    <meta:editing-cycles>2</meta:editing-cycles>
    <meta:generator>LibreOffice/25.2.0.3$Windows_X86_64 LibreOffice_project/e1cf4a87eb02d755bce1a01209907ea5ddc8f069</meta:generator>
    <dc:date>2025-02-18T10:51:37.668409900</dc:date>
    <meta:document-statistic meta:table-count="0" meta:image-count="0" meta:object-count="0" meta:page-count="1" meta:paragraph-count="15" meta:word-count="141" meta:character-count="797" meta:non-whitespace-character-count="656"/>
  </office:meta>
</office:document-meta>
</file>